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e3e3" officeooo:paragraph-rsid="0016e3e3" style:font-size-asian="21pt" style:font-weight-asian="bold" style:font-size-complex="2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7c190" officeooo:paragraph-rsid="001931bc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7c190" officeooo:paragraph-rsid="001fcd41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7c190" officeooo:paragraph-rsid="002095a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c190" officeooo:paragraph-rsid="0017c190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7c190" officeooo:paragraph-rsid="0017c190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7c190" officeooo:paragraph-rsid="0017c190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31bc" officeooo:paragraph-rsid="001931bc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931bc" officeooo:paragraph-rsid="001931bc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931bc" officeooo:paragraph-rsid="001931b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83af" officeooo:paragraph-rsid="001c83af" style:font-size-asian="10.5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1c83af" officeooo:paragraph-rsid="001c83af" style:font-size-asian="10.5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1c83af" officeooo:paragraph-rsid="001c83af" style:font-size-asian="10.5pt" style:font-weight-asian="normal" style:font-size-complex="12pt" style:font-weight-complex="normal"/>
    </style:style>
    <style:style style:name="P14" style:family="paragraph" style:parent-style-name="Standard" style:list-style-name="L8">
      <style:paragraph-properties fo:text-align="start" style:justify-single-word="false"/>
      <style:text-properties fo:font-size="12pt" style:text-underline-style="none" fo:font-weight="normal" officeooo:rsid="001c83af" officeooo:paragraph-rsid="001c83af" style:font-size-asian="10.5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fo:font-size="12pt" style:text-underline-style="none" fo:font-weight="normal" officeooo:rsid="001c83af" officeooo:paragraph-rsid="001c83af" style:font-size-asian="10.5pt" style:font-weight-asian="normal" style:font-size-complex="12pt" style:font-weight-complex="normal"/>
    </style:style>
    <style:style style:name="P16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1df909" officeooo:paragraph-rsid="001df90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cd41" officeooo:paragraph-rsid="001fcd41" style:font-size-asian="10.5pt" style:font-weight-asian="normal" style:font-size-complex="12pt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1fcd41" officeooo:paragraph-rsid="001fcd41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fcd41" officeooo:paragraph-rsid="001fcd41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fcd41" officeooo:paragraph-rsid="001fcd41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095a6" officeooo:paragraph-rsid="002095a6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095a6" officeooo:paragraph-rsid="002095a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83af" officeooo:paragraph-rsid="001c83a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931bc" officeooo:paragraph-rsid="001931bc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c190" officeooo:paragraph-rsid="001931bc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c83af" officeooo:paragraph-rsid="001c83a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c83af" officeooo:paragraph-rsid="001c83af" style:font-size-asian="10.5pt" style:font-weight-asian="normal" style:font-size-complex="12pt" style:font-weight-complex="normal"/>
    </style:style>
    <style:style style:name="T1" style:family="text">
      <style:text-properties officeooo:rsid="001931bc"/>
    </style:style>
    <style:style style:name="T2" style:family="text">
      <style:text-properties officeooo:rsid="001c83af"/>
    </style:style>
    <style:style style:name="T3" style:family="text">
      <style:text-properties officeooo:rsid="001df909"/>
    </style:style>
    <style:style style:name="T4" style:family="text">
      <style:text-properties officeooo:rsid="001fcd41"/>
    </style:style>
    <style:style style:name="T5" style:family="text">
      <style:text-properties officeooo:rsid="002095a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4_2203790861"/>Lab Exam Daniel Soden</text:p>
      <text:p text:style-name="P1"/>
      <text:p text:style-name="P24">1. Textual Analysis</text:p>
      <text:list xml:id="list3866841212" text:style-name="L1">
        <text:list-item>
          <text:p text:style-name="P2">Actors: </text:p>
        </text:list-item>
        <text:list-item>
          <text:p text:style-name="P3"><text:span text:style-name="T4">Online Customers – </text:span><text:span text:style-name="T5">Online customers can do everything over the phone and in person customers can do as well as being able to review the business.</text:span></text:p>
        </text:list-item>
        <text:list-item>
          <text:p text:style-name="P4"><text:span text:style-name="T4">In person Customers – </text:span><text:span text:style-name="T5">O</text:span><text:span text:style-name="T4">nline Customers accessing this system have </text:span><text:span text:style-name="T5">almost all</text:span><text:span text:style-name="T4"> the same abilities as walk in customers.</text:span></text:p>
        </text:list-item>
        <text:list-item>
          <text:p text:style-name="P19">Phone Customers – Unable to view flowers so separate actor.</text:p>
        </text:list-item>
        <text:list-item>
          <text:p text:style-name="P2"><text:span text:style-name="T1">Manager</text:span> (Potentially but can be grouped in with staff maybe a Generalization), </text:p>
        </text:list-item>
        <text:list-item>
          <text:p text:style-name="P10">Backroom Staff.</text:p>
        </text:list-item>
        <text:list-item>
          <text:p text:style-name="P10">Part time Staff.</text:p>
        </text:list-item>
        <text:list-item>
          <text:p text:style-name="P21">Owner</text:p>
          <text:p text:style-name="P25">Use cases</text:p>
        </text:list-item>
      </text:list>
      <text:p text:style-name="P5">Staff:</text:p>
      <text:list xml:id="list171621304" text:style-name="L2">
        <text:list-item>
          <text:p text:style-name="P6">Manage stock of flowers</text:p>
        </text:list-item>
        <text:list-item>
          <text:p text:style-name="P6">Ordering flowers – Extension – Order special exotic flowers from different vendors</text:p>
        </text:list-item>
        <text:list-item>
          <text:p text:style-name="P20">Create Phone order</text:p>
        </text:list-item>
      </text:list>
      <text:p text:style-name="P17">Managers:</text:p>
      <text:list xml:id="list3734389487" text:style-name="L11">
        <text:list-item>
          <text:p text:style-name="P18">Arrange meetings</text:p>
        </text:list-item>
      </text:list>
      <text:p text:style-name="P5">Customers:</text:p>
      <text:list xml:id="list1978539918" text:style-name="L3">
        <text:list-item>
          <text:p text:style-name="P7">View flowers – <text:span text:style-name="T5">Both in pictures or in person</text:span></text:p>
        </text:list-item>
        <text:list-item>
          <text:p text:style-name="P8">Review business </text:p>
        </text:list-item>
        <text:list-item>
          <text:p text:style-name="P8">Create own bouquet <text:span text:style-name="T3">(type, color, number)</text:span></text:p>
        </text:list-item>
        <text:list-item>
          <text:p text:style-name="P22">Choose flower casing (bouquet, spray, posy, and basket)</text:p>
        </text:list-item>
        <text:list-item>
          <text:p text:style-name="P8">Order for special occasions</text:p>
        </text:list-item>
      </text:list>
      <text:p text:style-name="P24">4. Two problems within existing system</text:p>
      <text:p text:style-name="P24"/>
      <text:list xml:id="list1338767006" text:style-name="L5">
        <text:list-item>
          <text:p text:style-name="P9">“Orla feels rushed when dealing with wedding parties” – Given the new system will be built to cater for wedding parties this should mostly eliminate this issue.</text:p>
        </text:list-item>
        <text:list-item>
          <text:p text:style-name="P9">“<text:span text:style-name="T2">Some problems arise where written information is not easy to read and as a result the order is sent on the wrong day and at times the wrong flowers get delivered</text:span>” – <text:span text:style-name="T2">This new system should eliminate inconsistencies like this given it will all be done through a website so written information won’t be as hard to read.</text:span></text:p>
        </text:list-item>
      </text:list>
      <text:p text:style-name="P26">5. Pre and post conditions:</text:p>
      <text:p text:style-name="P26"/>
      <text:p text:style-name="P27">Use case 1: Manage stock of flowers:</text:p>
      <text:p text:style-name="P27"/>
      <text:p text:style-name="P23">Pre-Conditions:</text:p>
      <text:p text:style-name="P23"/>
      <text:list xml:id="list2581272279" text:style-name="L6">
        <text:list-item>
          <text:p text:style-name="P12">Flowers are in stock</text:p>
        </text:list-item>
        <text:list-item>
          <text:p text:style-name="P12">Stock is tracked correctly</text:p>
        </text:list-item>
      </text:list>
      <text:p text:style-name="P23">Post-Conditions:</text:p>
      <text:p text:style-name="P23"/>
      <text:list xml:id="list3087432255" text:style-name="L7">
        <text:list-item>
          <text:p text:style-name="P13">Accurate depiction of stock levels is generated for staff.</text:p>
        </text:list-item>
        <text:list-item>
          <text:p text:style-name="P13">Flowers will be re-ordered on time.</text:p>
        </text:list-item>
      </text:list>
      <text:p text:style-name="P11"/>
      <text:p text:style-name="P27">Use case 2: Create their own bouquet:</text:p>
      <text:p text:style-name="P27"/>
      <text:p text:style-name="P23">Pre-Conditons:</text:p>
      <text:p text:style-name="P23"><text:soft-page-break/></text:p>
      <text:list xml:id="list2786999408" text:style-name="L8">
        <text:list-item>
          <text:p text:style-name="P14">Flowers selected for bouquet are in stock</text:p>
        </text:list-item>
        <text:list-item>
          <text:p text:style-name="P14">Customer understands their options for making a bouquet</text:p>
        </text:list-item>
      </text:list>
      <text:p text:style-name="P23">Post-conditions:</text:p>
      <text:p text:style-name="P23"/>
      <text:list xml:id="list3634409980" text:style-name="L9">
        <text:list-item>
          <text:p text:style-name="P15">Customer successfully orders a custom bouquet</text:p>
        </text:list-item>
        <text:list-item>
          <text:p text:style-name="P15">Customer receives custom bouquet</text:p>
        </text:list-item>
      </text:list>
      <text:p text:style-name="P26">8. Two Non-functional Requirements:</text:p>
      <text:p text:style-name="P26"/>
      <text:list xml:id="list1717732123" text:style-name="L10">
        <text:list-item>
          <text:p text:style-name="P16">“The site should also cater for wedding parties”</text:p>
          <text:p text:style-name="P16">- Executionary NF requirement – The website must be usable and work around the needs of a customer planning a wedding.</text:p>
        </text:list-item>
        <text:list-item>
          <text:p text:style-name="P16">“allowing easy access” </text:p>
          <text:p text:style-name="P16">- Executionary NF requirement - The website should be easily accessible for Orla and her staff.<text:bookmark-end text:name="__DdeLink__4_220379086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5:02:32.214118814</meta:creation-date>
    <meta:generator>LibreOffice/7.3.7.2$Linux_X86_64 LibreOffice_project/30$Build-2</meta:generator>
    <dc:date>2024-10-21T16:47:18.863800455</dc:date>
    <meta:editing-duration>PT52M58S</meta:editing-duration>
    <meta:editing-cycles>4</meta:editing-cycles>
    <meta:document-statistic meta:table-count="0" meta:image-count="0" meta:object-count="0" meta:page-count="2" meta:paragraph-count="46" meta:word-count="371" meta:character-count="2180" meta:non-whitespace-character-count="1872"/>
  </office:meta>
</office:document-meta>
</file>